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FastJsonMessageConverter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TestMessage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Message.get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Message.TestMessage( T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